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300000294CE59BE20C6DCCCD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75cm" svg:height="15.999cm" svg:x="1.224cm" svg:y="1.014cm">
          <draw:image xlink:href="Pictures/10000000000002B300000294CE59BE20C6DCCCD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3-07-25T13:10:38.969221533</dc:date>
    <meta:editing-cycles>32</meta:editing-cycles>
    <meta:editing-duration>PT1H26M44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